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f Engman</meta:initial-creator>
    <meta:creation-date>2016-04-05T13:51:21.13117406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0.3.2$Linux_X86_64 LibreOffice_project/00m0$Build-2</meta:generator>
  </office:meta>
</office:document-meta>
</file>